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054b" officeooo:paragraph-rsid="0005054b"/>
    </style:style>
    <style:style style:name="P2" style:family="paragraph" style:parent-style-name="Standard">
      <style:text-properties officeooo:rsid="0005db98" officeooo:paragraph-rsid="0005db98"/>
    </style:style>
    <style:style style:name="P3" style:family="paragraph" style:parent-style-name="Standard">
      <style:text-properties fo:font-weight="bold" officeooo:rsid="0005db98" officeooo:paragraph-rsid="0005db98" style:font-weight-asian="bold" style:font-weight-complex="bold"/>
    </style:style>
    <style:style style:name="P4" style:family="paragraph" style:parent-style-name="Standard">
      <style:text-properties fo:font-weight="bold" officeooo:rsid="0005054b" officeooo:paragraph-rsid="0005054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mple:</text:p>
      <text:p text:style-name="P1"/>
      <text:p text:style-name="P1"><text:span text:style-name="T1">High Priest:</text:span> Serwin Wavemaster. Human, grey Beard, grey and black mixed hair, tanned. Gold-trimmed white robes. Gold pendant, blue inlay.</text:p>
      <text:p text:style-name="P1"/>
      <text:p text:style-name="P2"><text:span text:style-name="T1">Monastery leader: </text:span>Paulina Twill. Human, red, curly hair, freckled. White robes and white veil, trimmed with gold.</text:p>
      <text:p text:style-name="P2"/>
      <text:p text:style-name="P3">Clergy:</text:p>
      <text:p text:style-name="P3"/>
      <text:p text:style-name="P2"><text:span text:style-name="T1">Half-elf: </text:span>Bookkeeping: Rowina Enderri. Blonde braids, woven in with thin gold chains.</text:p>
      <text:p text:style-name="P2"/>
      <text:p text:style-name="P2"><text:span text:style-name="T1">Human: </text:span>Monastery supplies: Zerwin Butchers. Dark brown, short crop. Gold earrings. Quite thin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3T13:26:52.535895440</meta:creation-date>
    <dc:date>2023-02-03T13:34:29.854719082</dc:date>
    <meta:editing-duration>PT7M36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6" meta:word-count="64" meta:character-count="443" meta:non-whitespace-character-count="385"/>
  </office:meta>
</office:document-meta>
</file>